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Normal" style:family="paragraph">
      <style:text-properties style:font-name="Calibri Light" style:font-name-complex="Calibri Light"/>
    </style:style>
    <style:style style:name="P4" style:parent-style-name="Normal" style:family="paragraph">
      <style:text-properties style:font-name="Calibri Light" style:font-name-complex="Calibri Light"/>
    </style:style>
    <style:style style:name="P5" style:parent-style-name="Normal" style:family="paragraph">
      <style:text-properties style:font-name="Calibri Light" style:font-name-complex="Calibri Light"/>
    </style:style>
    <style:style style:name="T6" style:parent-style-name="DefaultParagraphFont" style:family="text">
      <style:text-properties style:font-name="Calibri Light" style:font-name-complex="Calibri Light"/>
    </style:style>
    <style:style style:name="P7" style:parent-style-name="Normal" style:family="paragraph">
      <style:text-properties style:font-name="Calibri Light" style:font-name-complex="Calibri Light"/>
    </style:style>
    <style:style style:name="P8" style:parent-style-name="Normal" style:family="paragraph">
      <style:text-properties style:font-name="Calibri Light" style:font-name-complex="Calibri Light"/>
    </style:style>
    <style:style style:name="P9" style:parent-style-name="Normal" style:family="paragraph">
      <style:text-properties style:font-name="Calibri Light" style:font-name-complex="Calibri Light"/>
    </style:style>
    <style:style style:name="P10" style:parent-style-name="Normal" style:family="paragraph">
      <style:text-properties style:font-name="Calibri Light" style:font-name-complex="Calibri Light"/>
    </style:style>
    <style:style style:name="P11" style:parent-style-name="Heading2" style:family="paragraph">
      <style:text-properties style:font-name-asian="SimSun" style:font-name-complex="Calibri Light" style:use-window-font-color="true" fo:font-size="12pt" style:font-size-asian="12pt" style:font-size-complex="12pt"/>
    </style:style>
    <style:style style:name="P12" style:parent-style-name="Normal" style:family="paragraph">
      <style:text-properties style:font-name="Calibri Light" style:font-name-complex="Calibri Light"/>
    </style:style>
    <style:style style:name="P13" style:parent-style-name="ListParagraph" style:family="paragraph">
      <style:text-properties style:font-name="Calibri Light" style:font-name-complex="Calibri Light"/>
    </style:style>
    <style:style style:name="P14" style:parent-style-name="ListParagraph" style:family="paragraph">
      <style:text-properties style:font-name="Calibri Light" style:font-name-complex="Calibri Light"/>
    </style:style>
    <style:style style:name="P15" style:parent-style-name="ListParagraph" style:family="paragraph">
      <style:text-properties style:font-name="Calibri Light" style:font-name-complex="Calibri Light"/>
    </style:style>
    <style:style style:name="P16" style:parent-style-name="ListParagraph" style:family="paragraph">
      <style:text-properties style:font-name="Calibri Light" style:font-name-complex="Calibri Light"/>
    </style:style>
    <style:style style:name="P17" style:parent-style-name="ListParagraph" style:family="paragraph">
      <style:text-properties style:font-name="Calibri Light" style:font-name-complex="Calibri Light"/>
    </style:style>
    <style:style style:name="P18" style:parent-style-name="Normal" style:family="paragraph">
      <style:text-properties style:font-name="Calibri Light" style:font-name-complex="Calibri Light"/>
    </style:style>
    <style:style style:name="P19" style:parent-style-name="Normal" style:family="paragraph">
      <style:text-properties style:font-name="Calibri Light" style:font-name-complex="Calibri Light"/>
    </style:style>
  </office:automatic-styles>
  <office:body>
    <office:text text:use-soft-page-breaks="true">
      <text:h text:style-name="P1" text:outline-level="1">V190827_3J</text:h>
      <text:p text:style-name="Normal"/>
      <text:p text:style-name="Subtitle">Rinominare il file cognome.odt</text:p>
      <text:p text:style-name="Subtitle">Consegnare al link disponibile su github.</text:p>
      <text:p text:style-name="Subtitle">Rispondi di fianco al testo in grassetto</text:p>
      <text:p text:style-name="Subtitle">Utilizza il multiplo del byte indicato per esprimere la dimensione.</text:p>
      <text:p text:style-name="P2"/>
      <text:h text:style-name="Heading2" text:outline-level="2">Esercizio 1</text:h>
      <text:p text:style-name="P3">Dato l’alfabeto in codice (A, B, C).</text:p>
      <text:p text:style-name="P4">Codifica le regioni italiane utilizzando un codice a lunghezza fissa. La codifica è ridondante?</text:p>
      <text:p text:style-name="P5">Codifica le regioni italiane utilizzando un codice a lunghezza variabile. (usa il minor numero di simboli possibili per ogni informazione)</text:p>
      <text:p text:style-name="Normal"><text:span text:style-name="T6">Rispondi qui sotto.</text:span></text:p>
      <text:p text:style-name="P7"/>
      <text:h text:style-name="Heading2" text:outline-level="2">Esercizio 2</text:h>
      <text:p text:style-name="P8">Dato l’alfabeto in codice (A, B, C, D, E).</text:p>
      <text:p text:style-name="P9">Codifica i giorni della settimana utilizzando un codice a lunghezza fissa. La codifica è ridondante?</text:p>
      <text:p text:style-name="P10">Rispondi qui sotto.</text:p>
      <text:h text:style-name="P11" text:outline-level="2"/>
      <text:h text:style-name="Heading2" text:outline-level="2">Esercizio 3</text:h>
      <text:p text:style-name="P12">Quanti bit sono necessari per codificare in binario:</text:p>
      <text:list text:style-name="LFO4" text:continue-numbering="true">
        <text:list-item>
          <text:p text:style-name="P13">Le 40 carte da briscola?</text:p>
        </text:list-item>
        <text:list-item>
          <text:p text:style-name="P14">Le regioni italiane?</text:p>
        </text:list-item>
        <text:list-item>
          <text:p text:style-name="P15">Gli alunni di una classe molto numerosa?</text:p>
        </text:list-item>
        <text:list-item>
          <text:p text:style-name="P16">I 7.000 abitanti di morciano di romagna?</text:p>
        </text:list-item>
        <text:list-item>
          <text:p text:style-name="P17">Lo stato di una lampadina?</text:p>
        </text:list-item>
      </text:list>
      <text:p text:style-name="P18">Rispondi qui sotto.</text:p>
      <text:p text:style-name="Normal"/>
      <text:p text:style-name="P1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Calibri Light" style:font-name-asian="SimSun" style:font-name-complex="Calibri Ligh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9-03-28T08:02:00Z</meta:creation-date>
    <dc:date>2019-08-27T07:28:00Z</dc:date>
    <meta:template xlink:href="Normal.dotm" xlink:type="simple"/>
    <meta:editing-cycles>10</meta:editing-cycles>
    <meta:editing-duration>PT9960S</meta:editing-duration>
    <meta:document-statistic meta:page-count="1" meta:paragraph-count="1" meta:word-count="137" meta:character-count="919" meta:row-count="6" meta:non-whitespace-character-count="783"/>
  </office:meta>
</office:document-meta>
</file>